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O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SECONDA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INARO</text:p>
          </table:table-cell>
          <table:table-cell office:value-type="float" office:value="0" calcext:value-type="float">
            <text:p>0</text:p>
          </table:table-cell>
          <table:table-cell table:formula="of:=SUM([.I2:.J2])" office:value-type="float" office:value="1" calcext:value-type="float">
            <text:p>1</text:p>
          </table:table-cell>
          <table:table-cell table:formula="of:=COUNTIF([.C$1:.C$1048576]; &quot;=0&quot;)+ COUNTIF([.A$1:.A$1048576]; &quot;=0&quot;)" office:value-type="float" office:value="1" calcext:value-type="float">
            <text:p>1</text:p>
          </table:table-cell>
          <table:table-cell table:formula="of:=COUNTIF([.D$1:.D$1048576]; &quot;=0&quot;)+ COUNTIF([.B$1:.B$1048576]; &quot;=0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DATI</text:p>
          </table:table-cell>
          <table:table-cell office:value-type="float" office:value="1" calcext:value-type="float">
            <text:p>1</text:p>
          </table:table-cell>
          <table:table-cell table:formula="of:=SUM([.I3:.J3])" office:value-type="float" office:value="6" calcext:value-type="float">
            <text:p>6</text:p>
          </table:table-cell>
          <table:table-cell table:formula="of:=COUNTIF([.C$1:.C$1048576]; &quot;=1&quot;)+ COUNTIF([.A$1:.A$1048576]; &quot;=1&quot;)" office:value-type="float" office:value="3" calcext:value-type="float">
            <text:p>3</text:p>
          </table:table-cell>
          <table:table-cell table:formula="of:=COUNTIF([.D$1:.D$1048576]; &quot;=1&quot;)+ COUNTIF([.B$1:.B$1048576]; &quot;=1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RECCOZZI</text:p>
          </table:table-cell>
          <table:table-cell office:value-type="float" office:value="2" calcext:value-type="float">
            <text:p>2</text:p>
          </table:table-cell>
          <table:table-cell table:formula="of:=SUM([.I4:.J4])" office:value-type="float" office:value="5" calcext:value-type="float">
            <text:p>5</text:p>
          </table:table-cell>
          <table:table-cell table:formula="of:=COUNTIF([.C$1:.C$1048576]; &quot;=2&quot;)+ COUNTIF([.A$1:.A$1048576]; &quot;=2&quot;)" office:value-type="float" office:value="3" calcext:value-type="float">
            <text:p>3</text:p>
          </table:table-cell>
          <table:table-cell table:formula="of:=COUNTIF([.D$1:.D$1048576]; &quot;=2&quot;)+ COUNTIF([.B$1:.B$1048576]; &quot;=2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RESCENZI</text:p>
          </table:table-cell>
          <table:table-cell office:value-type="float" office:value="3" calcext:value-type="float">
            <text:p>3</text:p>
          </table:table-cell>
          <table:table-cell table:formula="of:=SUM([.I5:.J5])" office:value-type="float" office:value="6" calcext:value-type="float">
            <text:p>6</text:p>
          </table:table-cell>
          <table:table-cell table:formula="of:=COUNTIF([.C$1:.C$1048576]; &quot;=3&quot;)+ COUNTIF([.A$1:.A$1048576]; &quot;=3&quot;)" office:value-type="float" office:value="3" calcext:value-type="float">
            <text:p>3</text:p>
          </table:table-cell>
          <table:table-cell table:formula="of:=COUNTIF([.D$1:.D$1048576]; &quot;=3&quot;)+ COUNTIF([.B$1:.B$1048576]; &quot;=3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ANDOLESI</text:p>
          </table:table-cell>
          <table:table-cell office:value-type="float" office:value="4" calcext:value-type="float">
            <text:p>4</text:p>
          </table:table-cell>
          <table:table-cell table:formula="of:=SUM([.I6:.J6])" office:value-type="float" office:value="5" calcext:value-type="float">
            <text:p>5</text:p>
          </table:table-cell>
          <table:table-cell table:formula="of:=COUNTIF([.C$1:.C$1048576]; &quot;=4&quot;)+ COUNTIF([.A$1:.A$1048576]; &quot;=4&quot;)" office:value-type="float" office:value="2" calcext:value-type="float">
            <text:p>2</text:p>
          </table:table-cell>
          <table:table-cell table:formula="of:=COUNTIF([.D$1:.D$1048576]; &quot;=4&quot;)+ COUNTIF([.B$1:.B$1048576]; &quot;=4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LESTINI E.</text:p>
          </table:table-cell>
          <table:table-cell office:value-type="float" office:value="5" calcext:value-type="float">
            <text:p>5</text:p>
          </table:table-cell>
          <table:table-cell table:formula="of:=SUM([.I7:.J7])" office:value-type="float" office:value="5" calcext:value-type="float">
            <text:p>5</text:p>
          </table:table-cell>
          <table:table-cell table:formula="of:=COUNTIF([.C$1:.C$1048576]; &quot;=5&quot;)+ COUNTIF([.A$1:.A$1048576]; &quot;=5&quot;)" office:value-type="float" office:value="3" calcext:value-type="float">
            <text:p>3</text:p>
          </table:table-cell>
          <table:table-cell table:formula="of:=COUNTIF([.D$1:.D$1048576]; &quot;=5&quot;)+ COUNTIF([.B$1:.B$1048576]; &quot;=5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ALLORANI</text:p>
          </table:table-cell>
          <table:table-cell office:value-type="float" office:value="6" calcext:value-type="float">
            <text:p>6</text:p>
          </table:table-cell>
          <table:table-cell table:formula="of:=SUM([.I8:.J8])" office:value-type="float" office:value="5" calcext:value-type="float">
            <text:p>5</text:p>
          </table:table-cell>
          <table:table-cell table:formula="of:=COUNTIF([.C$1:.C$1048576]; &quot;=6&quot;)+ COUNTIF([.A$1:.A$1048576]; &quot;=6&quot;)" office:value-type="float" office:value="2" calcext:value-type="float">
            <text:p>2</text:p>
          </table:table-cell>
          <table:table-cell table:formula="of:=COUNTIF([.D$1:.D$1048576]; &quot;=6&quot;)+ COUNTIF([.B$1:.B$1048576]; &quot;=6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RONI</text:p>
          </table:table-cell>
          <table:table-cell office:value-type="float" office:value="7" calcext:value-type="float">
            <text:p>7</text:p>
          </table:table-cell>
          <table:table-cell table:formula="of:=SUM([.I9:.J9])" office:value-type="float" office:value="5" calcext:value-type="float">
            <text:p>5</text:p>
          </table:table-cell>
          <table:table-cell table:formula="of:=COUNTIF([.C$1:.C$1048576]; &quot;=7&quot;)+ COUNTIF([.A$1:.A$1048576]; &quot;=7&quot;)" office:value-type="float" office:value="2" calcext:value-type="float">
            <text:p>2</text:p>
          </table:table-cell>
          <table:table-cell table:formula="of:=COUNTIF([.D$1:.D$1048576]; &quot;=7&quot;)+ COUNTIF([.B$1:.B$1048576];&quot;=7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ANCHINI</text:p>
          </table:table-cell>
          <table:table-cell office:value-type="float" office:value="8" calcext:value-type="float">
            <text:p>8</text:p>
          </table:table-cell>
          <table:table-cell table:formula="of:=SUM([.I10:.J10])" office:value-type="float" office:value="6" calcext:value-type="float">
            <text:p>6</text:p>
          </table:table-cell>
          <table:table-cell table:formula="of:=COUNTIF([.C$1:.C$1048576]; &quot;=8&quot;)+ COUNTIF([.A$1:.A$1048576]; &quot;=8&quot;)" office:value-type="float" office:value="3" calcext:value-type="float">
            <text:p>3</text:p>
          </table:table-cell>
          <table:table-cell table:formula="of:=COUNTIF([.D$1:.D$1048576]; &quot;=8&quot;)+ COUNTIF([.B$1:.B$1048576]; &quot;=8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GNAZZO</text:p>
          </table:table-cell>
          <table:table-cell office:value-type="float" office:value="9" calcext:value-type="float">
            <text:p>9</text:p>
          </table:table-cell>
          <table:table-cell table:formula="of:=SUM([.I11:.J11])" office:value-type="float" office:value="5" calcext:value-type="float">
            <text:p>5</text:p>
          </table:table-cell>
          <table:table-cell table:formula="of:=COUNTIF([.C$1:.C$1048576]; &quot;=9&quot;)+ COUNTIF([.A$1:.A$1048576]; &quot;=9&quot;)" office:value-type="float" office:value="2" calcext:value-type="float">
            <text:p>2</text:p>
          </table:table-cell>
          <table:table-cell table:formula="of:=COUNTIF([.D$1:.D$1048576]; &quot;=9&quot;)+ COUNTIF([.B$1:.B$1048576]; &quot;=9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EGREA</text:p>
          </table:table-cell>
          <table:table-cell office:value-type="float" office:value="10" calcext:value-type="float">
            <text:p>10</text:p>
          </table:table-cell>
          <table:table-cell table:formula="of:=SUM([.I12:.J12])" office:value-type="float" office:value="6" calcext:value-type="float">
            <text:p>6</text:p>
          </table:table-cell>
          <table:table-cell table:formula="of:=COUNTIF([.C$1:.C$1048576]; &quot;=10&quot;)+ COUNTIF([.A$1:.A$1048576]; &quot;=10&quot;)" office:value-type="float" office:value="3" calcext:value-type="float">
            <text:p>3</text:p>
          </table:table-cell>
          <table:table-cell table:formula="of:=COUNTIF([.D$1:.D$1048576]; &quot;=10&quot;)+ COUNTIF([.B$1:.B$1048576]; &quot;=10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LESTINI F.</text:p>
          </table:table-cell>
          <table:table-cell office:value-type="float" office:value="11" calcext:value-type="float">
            <text:p>11</text:p>
          </table:table-cell>
          <table:table-cell table:formula="of:=SUM([.I13:.J13])" office:value-type="float" office:value="5" calcext:value-type="float">
            <text:p>5</text:p>
          </table:table-cell>
          <table:table-cell table:formula="of:=COUNTIF([.C$1:.C$1048576]; &quot;=11&quot;)+ COUNTIF([.A$1:.A$1048576]; &quot;=11&quot;)" office:value-type="float" office:value="2" calcext:value-type="float">
            <text:p>2</text:p>
          </table:table-cell>
          <table:table-cell table:formula="of:=COUNTIF([.D$1:.D$1048576]; &quot;=11&quot;)+ COUNTIF([.B$1:.B$1048576]; &quot;=11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MELA</text:p>
          </table:table-cell>
          <table:table-cell office:value-type="float" office:value="12" calcext:value-type="float">
            <text:p>12</text:p>
          </table:table-cell>
          <table:table-cell table:formula="of:=SUM([.I14:.J14])" office:value-type="float" office:value="5" calcext:value-type="float">
            <text:p>5</text:p>
          </table:table-cell>
          <table:table-cell table:formula="of:=COUNTIF([.C$1:.C$1048576]; &quot;=12&quot;)+ COUNTIF([.A$1:.A$1048576]; &quot;=12&quot;)" office:value-type="float" office:value="2" calcext:value-type="float">
            <text:p>2</text:p>
          </table:table-cell>
          <table:table-cell table:formula="of:=COUNTIF([.D$1:.D$1048576]; &quot;=12&quot;)+ COUNTIF([.B$1:.B$1048576]; &quot;=12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RIOZZI</text:p>
          </table:table-cell>
          <table:table-cell office:value-type="float" office:value="13" calcext:value-type="float">
            <text:p>13</text:p>
          </table:table-cell>
          <table:table-cell table:formula="of:=SUM([.I15:.J15])" office:value-type="float" office:value="5" calcext:value-type="float">
            <text:p>5</text:p>
          </table:table-cell>
          <table:table-cell table:formula="of:=COUNTIF([.C$1:.C$1048576]; &quot;=13&quot;)+ COUNTIF([.A$1:.A$1048576]; &quot;=13&quot;)" office:value-type="float" office:value="3" calcext:value-type="float">
            <text:p>3</text:p>
          </table:table-cell>
          <table:table-cell table:formula="of:=COUNTIF([.D$1:.D$1048576];&quot;=13&quot;)+COUNTIF([.B$1:.B$1048576];&quot;=13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ILENTI</text:p>
          </table:table-cell>
          <table:table-cell office:value-type="float" office:value="14" calcext:value-type="float">
            <text:p>14</text:p>
          </table:table-cell>
          <table:table-cell table:formula="of:=SUM([.I16:.J16])" office:value-type="float" office:value="5" calcext:value-type="float">
            <text:p>5</text:p>
          </table:table-cell>
          <table:table-cell table:formula="of:=COUNTIF([.C$1:.C$1048576]; &quot;=14&quot;)+ COUNTIF([.A$1:.A$1048576]; &quot;=14&quot;)" office:value-type="float" office:value="2" calcext:value-type="float">
            <text:p>2</text:p>
          </table:table-cell>
          <table:table-cell table:formula="of:=COUNTIF([.D$1:.D$1048576]; &quot;=14&quot;)+ COUNTIF([.B$1:.B$1048576]; &quot;=14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ICLAUS</text:p>
          </table:table-cell>
          <table:table-cell office:value-type="float" office:value="15" calcext:value-type="float">
            <text:p>15</text:p>
          </table:table-cell>
          <table:table-cell table:formula="of:=SUM([.I17:.J17])" office:value-type="float" office:value="5" calcext:value-type="float">
            <text:p>5</text:p>
          </table:table-cell>
          <table:table-cell table:formula="of:=COUNTIF([.C$1:.C$1048576]; &quot;=15&quot;)+ COUNTIF([.A$1:.A$1048576]; &quot;=15&quot;)" office:value-type="float" office:value="3" calcext:value-type="float">
            <text:p>3</text:p>
          </table:table-cell>
          <table:table-cell table:formula="of:=COUNTIF([.D$1:.D$1048576];&quot;=15&quot;)+COUNTIF([.B$1:.B$1048576];&quot;=15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NSORI</text:p>
          </table:table-cell>
          <table:table-cell office:value-type="float" office:value="16" calcext:value-type="float">
            <text:p>16</text:p>
          </table:table-cell>
          <table:table-cell table:formula="of:=SUM([.I18:.J18])" office:value-type="float" office:value="6" calcext:value-type="float">
            <text:p>6</text:p>
          </table:table-cell>
          <table:table-cell table:formula="of:=COUNTIF([.C$1:.C$1048576]; &quot;=16&quot;)+ COUNTIF([.A$1:.A$1048576]; &quot;=16&quot;)" office:value-type="float" office:value="3" calcext:value-type="float">
            <text:p>3</text:p>
          </table:table-cell>
          <table:table-cell table:formula="of:=COUNTIF([.D$1:.D$1048576]; &quot;=16&quot;)+ COUNTIF([.B$1:.B$1048576]; &quot;16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SETI</text:p>
          </table:table-cell>
          <table:table-cell office:value-type="float" office:value="17" calcext:value-type="float">
            <text:p>17</text:p>
          </table:table-cell>
          <table:table-cell table:formula="of:=SUM([.I19:.J19])" office:value-type="float" office:value="5" calcext:value-type="float">
            <text:p>5</text:p>
          </table:table-cell>
          <table:table-cell table:formula="of:=COUNTIF([.C$1:.C$1048576]; &quot;=17&quot;)+ COUNTIF([.A$1:.A$1048576]; &quot;=17&quot;)" office:value-type="float" office:value="3" calcext:value-type="float">
            <text:p>3</text:p>
          </table:table-cell>
          <table:table-cell table:formula="of:=COUNTIF([.D$1:.D$1048576]; &quot;=17&quot;)+ COUNTIF([.B$1:.B$1048576]; &quot;=17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VELLI</text:p>
          </table:table-cell>
          <table:table-cell office:value-type="float" office:value="18" calcext:value-type="float">
            <text:p>18</text:p>
          </table:table-cell>
          <table:table-cell table:formula="of:=SUM([.I20:.J20])" office:value-type="float" office:value="6" calcext:value-type="float">
            <text:p>6</text:p>
          </table:table-cell>
          <table:table-cell table:formula="of:=COUNTIF([.C$1:.C$1048576]; &quot;=18&quot;)+ COUNTIF([.A$1:.A$1048576]; &quot;=18&quot;)" office:value-type="float" office:value="3" calcext:value-type="float">
            <text:p>3</text:p>
          </table:table-cell>
          <table:table-cell table:formula="of:=COUNTIF([.D$1:.D$1048576]; &quot;=18&quot;)+ COUNTIF([.B$1:.B$1048576]; &quot;=18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P1</text:p>
          </table:table-cell>
          <table:table-cell office:value-type="float" office:value="19" calcext:value-type="float">
            <text:p>19</text:p>
          </table:table-cell>
          <table:table-cell table:formula="of:=SUM([.I21:.J21])" office:value-type="float" office:value="5" calcext:value-type="float">
            <text:p>5</text:p>
          </table:table-cell>
          <table:table-cell table:formula="of:=COUNTIF([.C$1:.C$1048576]; &quot;=19&quot;)+ COUNTIF([.A$1:.A$1048576]; &quot;=19&quot;)" office:value-type="float" office:value="2" calcext:value-type="float">
            <text:p>2</text:p>
          </table:table-cell>
          <table:table-cell table:formula="of:=COUNTIF([.D$1:.D$1048576]; &quot;=19&quot;)+ COUNTIF([.B$1:.B$1048576]; &quot;=19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2</text:p>
          </table:table-cell>
          <table:table-cell office:value-type="float" office:value="20" calcext:value-type="float">
            <text:p>20</text:p>
          </table:table-cell>
          <table:table-cell table:formula="of:=SUM([.I22:.J22])" office:value-type="float" office:value="5" calcext:value-type="float">
            <text:p>5</text:p>
          </table:table-cell>
          <table:table-cell table:formula="of:=COUNTIF([.C$1:.C$1048576]; &quot;=20&quot;)+ COUNTIF([.A$1:.A$1048576]; &quot;=20&quot;)" office:value-type="float" office:value="3" calcext:value-type="float">
            <text:p>3</text:p>
          </table:table-cell>
          <table:table-cell table:formula="of:=COUNTIF([.D$1:.D$1048576];&quot;=20&quot;)+COUNTIF([.B$1:.B$1048576];&quot;=20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P3</text:p>
          </table:table-cell>
          <table:table-cell office:value-type="float" office:value="21" calcext:value-type="float">
            <text:p>21</text:p>
          </table:table-cell>
          <table:table-cell table:formula="of:=SUM([.I23:.J23])" office:value-type="float" office:value="5" calcext:value-type="float">
            <text:p>5</text:p>
          </table:table-cell>
          <table:table-cell table:formula="of:=COUNTIF([.C$1:.C$1048576]; &quot;=21&quot;)+ COUNTIF([.A$1:.A$1048576]; &quot;=21&quot;)" office:value-type="float" office:value="3" calcext:value-type="float">
            <text:p>3</text:p>
          </table:table-cell>
          <table:table-cell table:formula="of:=COUNTIF([.D$1:.D$1048576];&quot;=21&quot;)+COUNTIF([.B$1:.B$1048576];&quot;=21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-of-week number:style="long"/>
    </number:date-style>
    <number:date-style style:name="N10104" number:language="it" number:country="IT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8:47:03.9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22:38:35.744000000</meta:creation-date>
    <dc:date>2021-06-06T19:12:45.953000000</dc:date>
    <meta:editing-duration>PT22M4S</meta:editing-duration>
    <meta:editing-cycles>4</meta:editing-cycles>
    <meta:generator>LibreOffice/7.1.2.2$Windows_X86_64 LibreOffice_project/8a45595d069ef5570103caea1b71cc9d82b2aae4</meta:generator>
    <meta:document-statistic meta:table-count="1" meta:cell-count="225" meta:object-count="0"/>
  </office:meta>
</office:document-meta>
</file>